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1.799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0" table:default-cell-style-name="ce4"/>
        <table:table-column table:style-name="co9" table:number-columns-repeated="6" table:default-cell-style-name="ce4"/>
        <table:table-column table:style-name="co9" table:number-columns-repeated="1010" table:default-cell-style-name="ce1"/>
        <table:table-row table:style-name="ro3">
          <table:table-cell table:style-name="ce2" office:value-type="string">
            <text:p>Nome Tabella</text:p>
          </table:table-cell>
          <table:table-cell table:style-name="ce2" office:value-type="string">
            <text:p>Nome Camp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Grandezza</text:p>
          </table:table-cell>
          <table:table-cell table:style-name="ce2" office:value-type="string">
            <text:p>Primario</text:p>
          </table:table-cell>
          <table:table-cell table:style-name="ce2" office:value-type="string">
            <text:p>Esterno</text:p>
          </table:table-cell>
          <table:table-cell table:style-name="ce2" office:value-type="string">
            <text:p>Not Null</text:p>
          </table:table-cell>
          <table:table-cell table:style-name="ce2" table:number-columns-repeated="7"/>
          <table:table-cell table:style-name="ce5" table:number-columns-repeated="1010"/>
        </table:table-row>
        <table:table-row table:style-name="ro4">
          <table:table-cell office:value-type="string">
            <text:p>Cliente</text:p>
          </table:table-cell>
          <table:table-cell office:value-type="string">
            <text:p>IDCl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Nome_Cl</text:p>
          </table:table-cell>
          <table:table-cell office:value-type="string">
            <text:p>Strin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ognome_Cl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Prodotto</text:p>
          </table:table-cell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ome_Pr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Ordine</text:p>
          </table:table-cell>
          <table:table-cell office:value-type="string">
            <text:p>IDCl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Ingrediente</text:p>
          </table:table-cell>
          <table:table-cell office:value-type="string">
            <text:p>IDIngred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Nome_Ing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CompostoDa</text:p>
          </table:table-cell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IDIngrediente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Pizzeria</text:p>
          </table:table-cell>
          <table:table-cell office:value-type="string">
            <text:p>IDPizzeria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office:value-type="string">
            <text:p>Sì</text:p>
          </table:table-cell>
          <table:table-cell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ome_Pizz</text:p>
          </table:table-cell>
          <table:table-cell office:value-type="string">
            <text:p>String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umero_Tel</text:p>
          </table:table-cell>
          <table:table-cell office:value-type="string">
            <text:p>Stringa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AP</text:p>
          </table:table-cell>
          <table:table-cell office:value-type="string">
            <text:p>String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aese</text:p>
          </table:table-cell>
          <table:table-cell office:value-type="string">
            <text:p>Stringa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Via</text:p>
          </table:table-cell>
          <table:table-cell office:value-type="string">
            <text:p>Stringa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Civico</text:p>
          </table:table-cell>
          <table:table-cell office:value-type="string">
            <text:p>Inter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Asporto</text:p>
          </table:table-cell>
          <table:table-cell office:value-type="string">
            <text:p>Boolean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string">
            <text:p>Sì</text:p>
          </table:table-cell>
          <table:table-cell table:number-columns-repeated="1017"/>
        </table:table-row>
        <table:table-row table:style-name="ro4">
          <table:table-cell office:value-type="string">
            <text:p>Appartiene</text:p>
          </table:table-cell>
          <table:table-cell office:value-type="string">
            <text:p>IDProdotto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IDPizzeria</text:p>
          </table:table-cell>
          <table:table-cell office:value-type="string">
            <text:p>Intero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Sì</text:p>
          </table:table-cell>
          <table:table-cell table:number-columns-repeated="1017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13/06/2013</text:date>, <text:time>19.32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6-13T19:28:45.13</meta:creation-date>
    <meta:editing-duration>PT3M48S</meta:editing-duration>
    <meta:editing-cycles>2</meta:editing-cycles>
    <dc:date>2013-06-13T19:32:33.16</dc:date>
    <meta:document-statistic meta:table-count="3" meta:cell-count="140" meta:object-count="0"/>
  </office:meta>
</office:document-meta>
</file>